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 Sans" svg:font-family="'Lucida Sans'"/>
    <style:font-face style:name="Arial1" svg:font-family="Arial" style:font-family-generic="swiss"/>
    <style:font-face style:name="Bitstream Vera Sans1" svg:font-family="'Bitstream Vera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5cm" table:align="center" style:writing-mode="lr-tb"/>
    </style:style>
    <style:style style:name="Tabla1.A" style:family="table-column">
      <style:table-column-properties style:column-width="7.498cm"/>
    </style:style>
    <style:style style:name="Tabla1.B" style:family="table-column">
      <style:table-column-properties style:column-width="7.502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="0.097cm" fo:border="none" style:writing-mode="lr-tb"/>
    </style:style>
    <style:style style:name="P1" style:family="paragraph" style:parent-style-name="Standard" style:list-style-name="WW8Num1">
      <style:paragraph-properties fo:text-align="justify" style:justify-single-word="false">
        <style:tab-stops>
          <style:tab-stop style:position="5.629cm"/>
        </style:tab-stops>
      </style:paragraph-properties>
      <style:text-properties style:use-window-font-color="true" style:font-name="Arial1" fo:font-size="10pt" fo:font-style="normal" style:text-underline-style="none" style:font-size-asian="10pt" style:font-style-asian="normal" style:font-size-complex="10pt" style:font-style-complex="normal"/>
    </style:style>
    <style:style style:name="P2" style:family="paragraph" style:parent-style-name="Standard" style:list-style-name="WW8Num1">
      <style:paragraph-properties fo:text-align="justify" style:justify-single-word="false">
        <style:tab-stops>
          <style:tab-stop style:position="5.629cm"/>
        </style:tab-stops>
      </style:paragraph-properties>
      <style:text-properties style:use-window-font-color="true" style:font-name="Arial1" fo:font-size="10pt" fo:font-style="normal" style:text-underline-style="none" style:font-size-asian="10pt" style:font-style-asian="normal" style:font-name-complex="Arial" style:font-size-complex="10pt" style:font-style-complex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" style:font-size-complex="10pt"/>
    </style:style>
    <style:style style:name="P5" style:family="paragraph" style:parent-style-name="Standard">
      <style:paragraph-properties style:snap-to-layout-grid="false"/>
      <style:text-properties style:font-name="Arial1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margin-top="0.339cm" fo:margin-bottom="0.339cm" fo:text-align="justify" style:justify-single-word="false"/>
    </style:style>
    <style:style style:name="P9" style:family="paragraph" style:parent-style-name="Standard">
      <style:paragraph-properties fo:margin-top="0.339cm" fo:margin-bottom="0.339cm" fo:text-align="justify" style:justify-single-word="false"/>
      <style:text-properties style:font-name="Arial1" fo:font-size="10pt" style:font-size-asian="10pt" style:font-name-complex="Arial" style:font-size-complex="10pt"/>
    </style:style>
    <style:style style:name="P10" style:family="paragraph" style:parent-style-name="Standard">
      <style:paragraph-properties fo:margin-top="0.339cm" fo:margin-bottom="0.339cm" fo:text-align="center" style:justify-single-word="false"/>
      <style:text-properties style:font-name="Arial1" fo:font-size="10pt" fo:language="es" fo:country="ES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.339cm" fo:margin-bottom="0.339cm" fo:text-align="start" style:justify-single-word="fals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Arial1" fo:font-size="12pt" fo:font-weight="bold" style:font-size-asian="12pt" style:font-weight-asian="bold" style:font-name-complex="Arial" style:font-size-complex="12pt"/>
    </style:style>
    <style:style style:name="P13" style:family="paragraph" style:parent-style-name="Table_20_Contents">
      <style:paragraph-properties fo:text-align="justify" style:justify-single-word="false" style:snap-to-layout-grid="false"/>
    </style:style>
    <style:style style:name="T1" style:family="text">
      <style:text-properties style:font-name="Arial1" fo:font-size="10pt" fo:font-weight="bold" style:font-size-asian="10pt" style:font-weight-asian="bold" style:font-name-complex="Arial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Arial1" fo:font-size="10pt" style:font-size-asian="10pt" style:font-name-complex="Arial" style:font-size-complex="10pt"/>
    </style:style>
    <style:style style:name="T5" style:family="text">
      <style:text-properties style:font-name="Arial1" fo:font-size="10pt" style:font-size-asian="10pt" style:font-name-complex="Arial" style:font-size-complex="10pt" style:font-weight-complex="bold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style:font-name="Arial1" fo:font-size="10pt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Arial1" fo:font-size="10pt" fo:language="es" fo:country="ES" fo:font-weight="bold" style:font-size-asian="10pt" style:font-weight-asian="bold" style:font-name-complex="Arial" style:font-size-complex="10pt"/>
    </style:style>
    <style:style style:name="T10" style:family="text">
      <style:text-properties style:font-name="Arial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T11" style:family="text">
      <style:text-properties fo:language="es" fo:country="E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CTA DE ACEPTACION</text:p>
      <text:p text:style-name="P9">En la Provincia de Granma, municipio Manzanillo a los 12 días del mes de Junio del 2011.</text:p>
      <text:p text:style-name="P3"><text:span text:style-name="T1">De una parte</text:span><text:span text:style-name="T4">, el </text:span><text:span text:style-name="T2">Museo de Cera de Bayamo</text:span><text:span text:style-name="T4">, representado en este acto por la ciudadana cubana </text:span><text:span text:style-name="T2">Lic. Aliuska Martínez Regueiro</text:span><text:span text:style-name="T4">, mayor de edad, portadora del carné de identidad </text:span><text:span text:style-name="T1">Nº. 78110630416</text:span><text:span text:style-name="T4">, quien a los fines y efectos derivados del presente documento se denominará como “</text:span><text:span text:style-name="T1">La Parte Cliente</text:span><text:span text:style-name="T4">”, y de otra Parte, la </text:span><text:span text:style-name="T1">Facultad Regional de la UCI en Granma, </text:span><text:span text:style-name="T4">representada en este acto por el ciudadano cubano </text:span><text:span text:style-name="T1">Ing. Daniel Eduardo Guerrero Ramírez</text:span><text:span text:style-name="T4">, mayor de edad, portador del carné de identidad </text:span><text:span text:style-name="T1">Nº. 85091524127, </text:span><text:span text:style-name="T4">que a los fines y efectos derivados del presente documento se denominará </text:span><text:span text:style-name="T5">“</text:span><text:span text:style-name="T2">La Parte Proveedor</text:span><text:span text:style-name="T5">”.</text:span></text:p>
      <text:p text:style-name="P8"><text:span text:style-name="T1">Primero</text:span><text:span text:style-name="T4">: Que en cumplimiento de lo planteado en el </text:span><text:span text:style-name="T1">Proyecto Técnico </text:span><text:span text:style-name="T7">con fecha 31 de mayo de 2011,</text:span><text:span text:style-name="T1"> </text:span><text:span text:style-name="T4">han sido efectuadas las actividades de desarrollo del Paseo Virtual del Museo de Cera que se describen, </text:span><text:span text:style-name="T1">Las</text:span><text:span text:style-name="T4"> </text:span><text:span text:style-name="T1">Partes</text:span><text:span text:style-name="T4"> DECLARAN:</text:span></text:p>
      <text:p text:style-name="P3"><text:span text:style-name="T1">CONSIDERANDO</text:span><text:span text:style-name="T4">: Que se han efectuado las actividades siguientes: </text:span></text:p>
      <text:p text:style-name="P3"/>
      <text:list xml:id="list520910596" text:style-name="WW8Num1">
        <text:list-item>
          <text:p text:style-name="P1">Fotografiar el interior del museo y confeccionar las imágenes panorámicas.</text:p>
        </text:list-item>
        <text:list-item>
          <text:p text:style-name="P1">Mostrar imágenes panorámicas del interior del museo con su respectiva descripción.</text:p>
        </text:list-item>
        <text:list-item>
          <text:p text:style-name="P1">Mostrar cada una de las figuras del museo en una vista ampliada con su respectiva descripción.</text:p>
        </text:list-item>
        <text:list-item>
          <text:p text:style-name="P1">Mostrar un mapa que permita ubicarse en cada una de las áreas interiores del museo.</text:p>
        </text:list-item>
        <text:list-item>
          <text:p text:style-name="P2">Brindar información relacionada con la historia del museo.</text:p>
        </text:list-item>
      </text:list>
      <text:p text:style-name="P8"><text:span text:style-name="T4">Lo anteriormente expuesto se encuentra evidenciado en el archivo con el siguiente </text:span><text:span text:style-name="T2">código de identificación</text:span><text:span text:style-name="T4">:</text:span> <text:span text:style-name="T6">500608a6c6d9aaf872833e5b38fb9dc4</text:span></text:p>
      <text:p text:style-name="P3"><text:span text:style-name="T1">CONSIDERANDO</text:span><text:span text:style-name="T4">: Que las actividades realizadas han sido desarrolladas con la calidad requerida y bajo las condiciones pactadas y aprobadas por </text:span><text:span text:style-name="T1">Las Partes</text:span><text:span text:style-name="T4">.</text:span></text:p>
      <text:p text:style-name="P4"/>
      <text:p text:style-name="P3"><text:span text:style-name="T1">CONSIDERANDO</text:span><text:span text:style-name="T4">: Que las actividades que se han ejecutado cumplen con los requerimientos de </text:span><text:span text:style-name="T1">La Parte Cliente</text:span><text:span text:style-name="T4">.</text:span></text:p>
      <text:p text:style-name="P4"/>
      <text:p text:style-name="P3"><text:span text:style-name="T1">CONSIDERANDO</text:span><text:span text:style-name="T4">:</text:span><text:span text:style-name="T1"> </text:span><text:span text:style-name="T4">Que </text:span><text:span text:style-name="T1">La Parte Proveedor </text:span><text:span text:style-name="T4">ha entregado la documentación que avala la ejecución de este acto a </text:span><text:span text:style-name="T1">La Parte Cliente.</text:span></text:p>
      <text:p text:style-name="P4"/>
      <text:p text:style-name="P3"><text:span text:style-name="T1">POR TANTO:</text:span><text:span text:style-name="T4"> </text:span><text:span text:style-name="T1">Las Partes</text:span><text:span text:style-name="T4"> acuerdan formalizar mediante la presente Acta, </text:span><text:span text:style-name="T1">Aceptadas</text:span><text:span text:style-name="T4"> las actividades que han sido ejecutadas en esta fecha. </text:span></text:p>
      <text:p text:style-name="P8"><text:span text:style-name="T4">Y para que así conste, se extiende la presenta </text:span><text:span text:style-name="T1">Acta</text:span><text:span text:style-name="T4"> en dos ejemplares, rubricados por </text:span><text:span text:style-name="T1">Las Partes</text:span><text:span text:style-name="T4">.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><text:span text:style-name="T3">Entrega:</text:span><text:span text:style-name="T6"> Por la Parte Cliente</text:span></text:p>
          </table:table-cell>
          <table:table-cell table:style-name="Tabla1.A1" office:value-type="string">
            <text:p text:style-name="P13"><text:span text:style-name="T3">Recibe:</text:span><text:span text:style-name="T6"> Por la Parte Proveedor</text:span></text:p>
          </table:table-cell>
        </table:table-row>
        <table:table-row table:style-name="Tabla1.1">
          <table:table-cell table:style-name="Tabla1.A1" office:value-type="string">
            <text:p text:style-name="P5">Museo de Cera de Bayamo</text:p>
          </table:table-cell>
          <table:table-cell table:style-name="Tabla1.A1" office:value-type="string">
            <text:p text:style-name="P5">Facultad Regional de la UCI en Granma</text:p>
          </table:table-cell>
        </table:table-row>
        <table:table-row table:style-name="Tabla1.1">
          <table:table-cell table:style-name="Tabla1.A1" office:value-type="string">
            <text:p text:style-name="P6">Nombre y Apellidos:</text:p>
          </table:table-cell>
          <table:table-cell table:style-name="Tabla1.A1" office:value-type="string">
            <text:p text:style-name="P6">Nombre y Apellidos:</text:p>
          </table:table-cell>
        </table:table-row>
        <table:table-row table:style-name="Tabla1.1">
          <table:table-cell table:style-name="Tabla1.A1" office:value-type="string">
            <text:p text:style-name="P5">Lic. Aliuska Martínez Regueiro</text:p>
          </table:table-cell>
          <table:table-cell table:style-name="Tabla1.A1" office:value-type="string">
            <text:p text:style-name="P5">Ing. Daniel Eduardo Guerrero Ramírez</text:p>
          </table:table-cell>
        </table:table-row>
        <table:table-row table:style-name="Tabla1.1">
          <table:table-cell table:style-name="Tabla1.A1" office:value-type="string">
            <text:p text:style-name="P7"><text:span text:style-name="T3">Cargo: </text:span><text:span text:style-name="T8">Directora del Museo de Cera</text:span></text:p>
          </table:table-cell>
          <table:table-cell table:style-name="Tabla1.A1" office:value-type="string">
            <text:p text:style-name="P7"><text:span text:style-name="T3">Cargo: </text:span><text:span text:style-name="T8">Gerente del Proyecto</text:span></text:p>
          </table:table-cell>
        </table:table-row>
        <table:table-row table:style-name="Tabla1.1">
          <table:table-cell table:style-name="Tabla1.A1" office:value-type="string">
            <text:p text:style-name="P6">Firma:</text:p>
          </table:table-cell>
          <table:table-cell table:style-name="Tabla1.A1" office:value-type="string">
            <text:p text:style-name="P6">Firma:</text:p>
          </table:table-cell>
        </table:table-row>
      </table:table>
      <text:p text:style-name="P10">Observador Independiente</text:p>
      <text:p text:style-name="P11"><text:span text:style-name="T9">Nombre y Apellidos: </text:span><text:span text:style-name="T10">Ing. Yadira Caridad Bagarotti Acebo</text:span></text:p>
      <text:p text:style-name="P11"><text:span text:style-name="T9">Cargo: </text:span><text:span text:style-name="T10">Grupo de calidad de la FRG <text:s text:c="22"/></text:span><text:span text:style-name="T9">Firma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" svg:font-family="'Lucida Sans'"/>
    <style:font-face style:name="Arial1" svg:font-family="Arial" style:font-family-generic="swiss"/>
    <style:font-face style:name="Bitstream Vera Sans1" svg:font-family="'Bitstream Vera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ucida Sans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style:font-name="Arial" fo:language="es" fo:country="ES"/>
    </style:style>
    <style:style style:name="tt" style:family="paragraph" style:parent-style-name="Standard">
      <style:paragraph-properties fo:margin-top="0cm" fo:margin-bottom="0.212cm"/>
      <style:text-properties style:font-name="Arial" fo:font-size="7pt" fo:language="es" fo:country="ES" style:font-size-asian="7pt" style:font-size-complex="7pt"/>
    </style:style>
    <style:style style:name="Nombres" style:family="paragraph" style:parent-style-name="Standard">
      <style:paragraph-properties fo:margin-top="0.212cm" fo:margin-bottom="0.212cm"/>
      <style:text-properties style:font-name="Arial" fo:font-size="10pt" fo:language="es" fo:country="ES" style:font-size-asian="10pt"/>
    </style:style>
    <style:style style:name="Normal2" style:family="paragraph" style:parent-style-name="Standard">
      <style:paragraph-properties fo:margin-top="0.212cm" fo:margin-bottom="0.212cm" fo:text-align="justify" style:justify-single-word="false"/>
      <style:text-properties style:font-name="Arial" fo:font-size="11pt" fo:language="pt" fo:country="BR" style:font-size-asian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8-06-05T16:32:25</meta:creation-date>
    <meta:editing-cycles>1</meta:editing-cycles>
    <meta:editing-duration>PT574H11M08S</meta:editing-duration>
    <meta:document-statistic meta:table-count="1" meta:image-count="0" meta:object-count="0" meta:page-count="1" meta:paragraph-count="31" meta:word-count="408" meta:character-count="2574"/>
    <meta:generator>OpenOffice.org/3.2$Linux OpenOffice.org_project/320m12$Build-9483</meta:generator>
    <meta:user-defined meta:name="Información 1"/>
    <meta:user-defined meta:name="Información 2"/>
    <meta:user-defined meta:name="Información 3"/>
    <meta:user-defined meta:name="Información 4"/>
  </office:meta>
</office:document-meta>
</file>